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9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number-columns-repeated="2" table:default-cell-style-name="ce27"/>
        <table:table-column table:style-name="co4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9"/>
        <table:table-column table:style-name="co4" table:number-columns-repeated="2" table:default-cell-style-name="ce9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Tanmatsu partition calculator</text:p>
          </table:table-cell>
          <table:table-cell table:style-name="ce12"/>
          <table:table-cell table:style-name="ce22" table:number-columns-repeated="6"/>
          <table:table-cell table:style-name="ce12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Application processor</text:p>
          </table:table-cell>
          <table:table-cell table:style-name="ce14"/>
          <table:table-cell table:style-name="ce30" table:number-columns-repeated="6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10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3"/>
          <table:table-cell table:style-name="ce19"/>
          <table:table-cell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offset (hex)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4096" calcext:value-type="float">
            <text:p>4096</text:p>
          </table:table-cell>
          <table:table-cell table:number-columns-repeated="2"/>
          <table:table-cell table:formula="of:=[.F6]*4096" office:value-type="float" office:value="16777216" calcext:value-type="float">
            <text:p>16777216</text:p>
          </table:table-cell>
          <table:table-cell table:formula="of:=[.I6]/1024" office:value-type="float" office:value="16384" calcext:value-type="float">
            <text:p>16384</text:p>
          </table:table-cell>
          <table:table-cell table:style-name="ce27" table:formula="of:=[.J6]/1024" office:value-type="float" office:value="16" calcext:value-type="float">
            <text:p>16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6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coredump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coredump,</text:p>
          </table:table-cell>
          <table:table-cell table:style-name="ce8" table:formula="of:=&quot;0x&quot; &amp; DEC2HEX([.G14]) &amp; &quot;,&quot;" office:value-type="string" office:string-value="0x9000," calcext:value-type="string">
            <text:p>0x9000,</text:p>
          </table:table-cell>
          <table:table-cell table:style-name="ce8" table:formula="of:=[.D14]*4 &amp; &quot;K,&quot;" office:value-type="string" office:string-value="64K," calcext:value-type="string">
            <text:p>6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(reserved / unused)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4094" calcext:value-type="float">
            <text:p>4094</text:p>
          </table:table-cell>
          <table:table-cell office:value-type="float" office:value="0" calcext:value-type="float">
            <text:p>0</text:p>
          </table:table-cell>
          <table:table-cell table:formula="of:=DEC2HEX([.G8])" office:value-type="string" office:string-value="0" calcext:value-type="string">
            <text:p>0</text:p>
          </table:table-cell>
          <table:table-cell table:formula="of:=[.D8]*4096" office:value-type="float" office:value="8192" calcext:value-type="float">
            <text:p>8192</text:p>
          </table:table-cell>
          <table:table-cell table:formula="of:=[.I8]/1024" office:value-type="float" office:value="8" calcext:value-type="float">
            <text:p>8</text:p>
          </table:table-cell>
          <table:table-cell table:formula="of:=[.J8]/1024" office:value-type="float" office:value="0.0078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6]) &amp; &quot;,&quot;" office:value-type="string" office:string-value="0x19000," calcext:value-type="string">
            <text:p>0x19000,</text:p>
          </table:table-cell>
          <table:table-cell table:style-name="ce8" table:formula="of:=[.D16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6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8]) &amp; &quot;,&quot;" office:value-type="string" office:string-value="0x1D000," calcext:value-type="string">
            <text:p>0x1D000,</text:p>
          </table:table-cell>
          <table:table-cell table:style-name="ce8" table:formula="of:=[.D18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4088" calcext:value-type="float">
            <text:p>4088</text:p>
          </table:table-cell>
          <table:table-cell table:formula="of:=[.G8]+([.D8]*4096)" office:value-type="float" office:value="8192" calcext:value-type="float">
            <text:p>8192</text:p>
          </table:table-cell>
          <table:table-cell table:formula="of:=DEC2HEX([.G10])" office:value-type="string" office:string-value="2000" calcext:value-type="string">
            <text:p>2000</text:p>
          </table:table-cell>
          <table:table-cell table:formula="of:=[.D10]*4096" office:value-type="float" office:value="24576" calcext:value-type="float">
            <text:p>24576</text:p>
          </table:table-cell>
          <table:table-cell table:formula="of:=[.I10]/1024" office:value-type="float" office:value="24" calcext:value-type="float">
            <text:p>24</text:p>
          </table:table-cell>
          <table:table-cell table:formula="of:=[.J10]/1024" office:value-type="float" office:value="0.023437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20]) &amp; &quot;,&quot;" office:value-type="string" office:string-value="0x1F000," calcext:value-type="string">
            <text:p>0x1F000,</text:p>
          </table:table-cell>
          <table:table-cell table:style-name="ce8" table:formula="of:=[.D20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9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22]) &amp; &quot;,&quot;" office:value-type="string" office:string-value="0x20000," calcext:value-type="string">
            <text:p>0x20000,</text:p>
          </table:table-cell>
          <table:table-cell table:style-name="ce8" table:formula="of:=[.D22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4087" calcext:value-type="float">
            <text:p>4087</text:p>
          </table:table-cell>
          <table:table-cell table:formula="of:=[.G10]+([.D10]*4096)" office:value-type="float" office:value="32768" calcext:value-type="float">
            <text:p>32768</text:p>
          </table:table-cell>
          <table:table-cell table:formula="of:=DEC2HEX([.G12])" office:value-type="string" office:string-value="8000" calcext:value-type="string">
            <text:p>8000</text:p>
          </table:table-cell>
          <table:table-cell table:formula="of:=[.D12]*4096" office:value-type="float" office:value="4096" calcext:value-type="float">
            <text:p>4096</text:p>
          </table:table-cell>
          <table:table-cell table:formula="of:=[.I12]/1024" office:value-type="float" office:value="4" calcext:value-type="float">
            <text:p>4</text:p>
          </table:table-cell>
          <table:table-cell table:formula="of:=[.J12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4]) &amp; &quot;,&quot;" office:value-type="string" office:string-value="0x220000," calcext:value-type="string">
            <text:p>0x220000,</text:p>
          </table:table-cell>
          <table:table-cell table:style-name="ce8" table:formula="of:=[.D24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9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26]) &amp; &quot;,&quot;" office:value-type="string" office:string-value="0x420000," calcext:value-type="string">
            <text:p>0x420000,</text:p>
          </table:table-cell>
          <table:table-cell table:style-name="ce8" table:formula="of:=[.D26]*4 &amp; &quot;K,&quot;" office:value-type="string" office:string-value="8192K," calcext:value-type="string">
            <text:p>8192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Coredump</text:p>
          </table:table-cell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4071" calcext:value-type="float">
            <text:p>4071</text:p>
          </table:table-cell>
          <table:table-cell table:formula="of:=[.G12]+([.D12]*4096)" office:value-type="float" office:value="36864" calcext:value-type="float">
            <text:p>36864</text:p>
          </table:table-cell>
          <table:table-cell table:formula="of:=DEC2HEX([.G14])" office:value-type="string" office:string-value="9000" calcext:value-type="string">
            <text:p>9000</text:p>
          </table:table-cell>
          <table:table-cell table:formula="of:=[.D14]*4096" office:value-type="float" office:value="65536" calcext:value-type="float">
            <text:p>65536</text:p>
          </table:table-cell>
          <table:table-cell table:formula="of:=[.I14]/1024" office:value-type="float" office:value="64" calcext:value-type="float">
            <text:p>64</text:p>
          </table:table-cell>
          <table:table-cell table:formula="of:=[.J14]/1024" office:value-type="float" office:value="0.0625" calcext:value-type="float">
            <text:p>0.1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8]) &amp; &quot;,&quot;" office:value-type="string" office:string-value="0xC20000," calcext:value-type="string">
            <text:p>0xC20000,</text:p>
          </table:table-cell>
          <table:table-cell table:style-name="ce8" table:formula="of:=[.D28]*4 &amp; &quot;K,&quot;" office:value-type="string" office:string-value="3968K," calcext:value-type="string">
            <text:p>396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9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4067" calcext:value-type="float">
            <text:p>4067</text:p>
          </table:table-cell>
          <table:table-cell table:formula="of:=[.G14]+([.D14]*4096)" office:value-type="float" office:value="102400" calcext:value-type="float">
            <text:p>102400</text:p>
          </table:table-cell>
          <table:table-cell table:formula="of:=DEC2HEX([.G16])" office:value-type="string" office:string-value="19000" calcext:value-type="string">
            <text:p>19000</text:p>
          </table:table-cell>
          <table:table-cell table:formula="of:=[.D16]*4096" office:value-type="float" office:value="16384" calcext:value-type="float">
            <text:p>16384</text:p>
          </table:table-cell>
          <table:table-cell table:formula="of:=[.I16]/1024" office:value-type="float" office:value="16" calcext:value-type="float">
            <text:p>16</text:p>
          </table:table-cell>
          <table:table-cell table:formula="of:=[.J16]/1024" office:value-type="float" office:value="0.015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 table:number-columns-repeated="9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4065" calcext:value-type="float">
            <text:p>4065</text:p>
          </table:table-cell>
          <table:table-cell table:formula="of:=[.G16]+([.D16]*4096)" office:value-type="float" office:value="118784" calcext:value-type="float">
            <text:p>118784</text:p>
          </table:table-cell>
          <table:table-cell table:formula="of:=DEC2HEX([.G18])" office:value-type="string" office:string-value="1D000" calcext:value-type="string">
            <text:p>1D000</text:p>
          </table:table-cell>
          <table:table-cell table:formula="of:=[.D18]*4096" office:value-type="float" office:value="8192" calcext:value-type="float">
            <text:p>8192</text:p>
          </table:table-cell>
          <table:table-cell table:formula="of:=[.I18]/1024" office:value-type="float" office:value="8" calcext:value-type="float">
            <text:p>8</text:p>
          </table:table-cell>
          <table:table-cell table:formula="of:=[.J18]/1024" office:value-type="float" office:value="0.0078125" calcext:value-type="float">
            <text:p>0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9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2])" office:value-type="string" office:string-value="0x8000" calcext:value-type="string">
            <text:p>0x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(reserved / phy init)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4064" calcext:value-type="float">
            <text:p>4064</text:p>
          </table:table-cell>
          <table:table-cell table:formula="of:=[.G18]+([.D18]*4096)" office:value-type="float" office:value="126976" calcext:value-type="float">
            <text:p>126976</text:p>
          </table:table-cell>
          <table:table-cell table:formula="of:=DEC2HEX([.G20])" office:value-type="string" office:string-value="1F000" calcext:value-type="string">
            <text:p>1F000</text:p>
          </table:table-cell>
          <table:table-cell table:formula="of:=[.D20]*4096" office:value-type="float" office:value="4096" calcext:value-type="float">
            <text:p>4096</text:p>
          </table:table-cell>
          <table:table-cell table:formula="of:=[.I20]/1024" office:value-type="float" office:value="4" calcext:value-type="float">
            <text:p>4</text:p>
          </table:table-cell>
          <table:table-cell table:formula="of:=[.J20]/1024" office:value-type="float" office:value="0.00390625" calcext:value-type="float">
            <text:p>0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3552" calcext:value-type="float">
            <text:p>3552</text:p>
          </table:table-cell>
          <table:table-cell table:formula="of:=[.G20]+([.D20]*4096)" office:value-type="float" office:value="131072" calcext:value-type="float">
            <text:p>131072</text:p>
          </table:table-cell>
          <table:table-cell table:formula="of:=DEC2HEX([.G22])" office:value-type="string" office:string-value="20000" calcext:value-type="string">
            <text:p>20000</text:p>
          </table:table-cell>
          <table:table-cell table:formula="of:=[.D22]*4096" office:value-type="float" office:value="2097152" calcext:value-type="float">
            <text:p>2097152</text:p>
          </table:table-cell>
          <table:table-cell table:formula="of:=[.I22]/1024" office:value-type="float" office:value="2048" calcext:value-type="float">
            <text:p>2048</text:p>
          </table:table-cell>
          <table:table-cell table:formula="of:=[.J22]/1024" office:value-type="float" office:value="2" calcext:value-type="float">
            <text:p>2.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style-name="ce19"/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22]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3040" calcext:value-type="float">
            <text:p>3040</text:p>
          </table:table-cell>
          <table:table-cell table:formula="of:=[.G22]+([.D22]*4096)" office:value-type="float" office:value="2228224" calcext:value-type="float">
            <text:p>2228224</text:p>
          </table:table-cell>
          <table:table-cell table:formula="of:=DEC2HEX([.G24])" office:value-type="string" office:string-value="220000" calcext:value-type="string">
            <text:p>220000</text:p>
          </table:table-cell>
          <table:table-cell table:formula="of:=[.D24]*4096" office:value-type="float" office:value="2097152" calcext:value-type="float">
            <text:p>2097152</text:p>
          </table:table-cell>
          <table:table-cell table:formula="of:=[.I24]/1024" office:value-type="float" office:value="2048" calcext:value-type="float">
            <text:p>2048</text:p>
          </table:table-cell>
          <table:table-cell table:formula="of:=[.J24]/1024" office:value-type="float" office:value="2" calcext:value-type="float">
            <text:p>2.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style-name="ce19"/>
          <table:table-cell table:number-columns-repeated="10"/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AppFS</text:p>
          </table:table-cell>
          <table:table-cell table:style-name="ce24" office:value-type="float" office:value="2048" calcext:value-type="float">
            <text:p>2048</text:p>
          </table:table-cell>
          <table:table-cell office:value-type="string" calcext:value-type="string">
            <text:p>Sectors</text:p>
          </table:table-cell>
          <table:table-cell table:formula="of:=[.F24]-[.D26]" office:value-type="float" office:value="992" calcext:value-type="float">
            <text:p>992</text:p>
          </table:table-cell>
          <table:table-cell table:formula="of:=[.G24]+([.D24]*4096)" office:value-type="float" office:value="4325376" calcext:value-type="float">
            <text:p>4325376</text:p>
          </table:table-cell>
          <table:table-cell table:formula="of:=DEC2HEX([.G26])" office:value-type="string" office:string-value="420000" calcext:value-type="string">
            <text:p>420000</text:p>
          </table:table-cell>
          <table:table-cell table:formula="of:=[.D26]*4096" office:value-type="float" office:value="8388608" calcext:value-type="float">
            <text:p>8388608</text:p>
          </table:table-cell>
          <table:table-cell table:formula="of:=[.I26]/1024" office:value-type="float" office:value="8192" calcext:value-type="float">
            <text:p>8192</text:p>
          </table:table-cell>
          <table:table-cell table:formula="of:=[.J26]/1024" office:value-type="float" office:value="8" calcext:value-type="float">
            <text:p>8.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style-name="ce19"/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office:value-type="float" office:value="992" calcext:value-type="float">
            <text:p>992</text:p>
          </table:table-cell>
          <table:table-cell office:value-type="string" calcext:value-type="string">
            <text:p>Sectors</text:p>
          </table:table-cell>
          <table:table-cell table:formula="of:=[.F26]-[.D28]" office:value-type="float" office:value="0" calcext:value-type="float">
            <text:p>0</text:p>
          </table:table-cell>
          <table:table-cell table:formula="of:=[.G26]+([.D26]*4096)" office:value-type="float" office:value="12713984" calcext:value-type="float">
            <text:p>12713984</text:p>
          </table:table-cell>
          <table:table-cell table:formula="of:=DEC2HEX([.G28])" office:value-type="string" office:string-value="C20000" calcext:value-type="string">
            <text:p>C20000</text:p>
          </table:table-cell>
          <table:table-cell table:formula="of:=[.D28]*4096" office:value-type="float" office:value="4063232" calcext:value-type="float">
            <text:p>4063232</text:p>
          </table:table-cell>
          <table:table-cell table:formula="of:=[.I28]/1024" office:value-type="float" office:value="3968" calcext:value-type="float">
            <text:p>3968</text:p>
          </table:table-cell>
          <table:table-cell table:formula="of:=[.J28]/1024" office:value-type="float" office:value="3.875" calcext:value-type="float">
            <text:p>3.9</text:p>
          </table:table-cell>
          <table:table-cell table:number-columns-repeated="1014"/>
        </table:table-row>
        <table:table-row table:style-name="ro3" table:number-rows-repeated="3">
          <table:table-cell table:number-columns-repeated="3"/>
          <table:table-cell table:style-name="ce19"/>
          <table:table-cell/>
          <table:table-cell table:style-name="ce19"/>
          <table:table-cell table:number-columns-repeated="3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Default" table:number-columns-repeated="14"/>
          <table:table-cell table:number-columns-repeated="1010"/>
        </table:table-row>
        <table:table-row table:style-name="ro3" table:number-rows-repeated="16">
          <table:table-cell table:style-name="ce9" table:number-columns-repeated="3"/>
          <table:table-cell/>
          <table:table-cell table:style-name="ce9" table:number-columns-repeated="8"/>
          <table:table-cell table:number-columns-repeated="3"/>
          <table:table-cell table:style-name="ce9" table:number-columns-repeated="1010"/>
        </table:table-row>
        <table:table-row table:style-name="ro3" table:number-rows-repeated="5">
          <table:table-cell/>
          <table:table-cell table:style-name="Default" table:number-columns-repeated="14"/>
          <table:table-cell table:number-columns-repeated="1010"/>
        </table:table-row>
        <table:table-row table:style-name="ro3">
          <table:table-cell/>
          <table:table-cell table:style-name="Default" table:number-columns-repeated="14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4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8"/>
          <table:table-cell table:style-name="ce9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 style:data-style-name="N2" text:time-value="23:36:08.6402575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20T00:40:27.357832718</meta:creation-date>
    <dc:date>2026-02-16T23:38:36.813797986</dc:date>
    <meta:editing-duration>PT18H57M3S</meta:editing-duration>
    <meta:editing-cycles>94</meta:editing-cycles>
    <meta:generator>LibreOffice/25.8.4.2$Linux_X86_64 LibreOffice_project/580$Build-2</meta:generator>
    <meta:document-statistic meta:table-count="1" meta:cell-count="172" meta:object-count="0"/>
  </office:meta>
</office:document-meta>
</file>